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9pt solid #000000" fo:background-color="#cbfbcb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ackground-color="#f898c8"/>
    </style:style>
    <style:style style:name="ce27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2" table:default-cell-style-name="ce4"/>
        <table:table-column table:style-name="co3" table:default-cell-style-name="ce17"/>
        <table:table-column table:style-name="co6" table:number-columns-repeated="1016" table:default-cell-style-name="ce27"/>
        <table:table-row table:style-name="ro1">
          <table:table-cell table:style-name="Default"/>
          <table:table-cell table:style-name="ce6" office:value-type="string" table:number-columns-spanned="3" table:number-rows-spanned="1">
            <text:p>UBL Invoice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style-name="Default"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style-name="Default"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style-name="Default"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Invoice. Details</text:p>
          </table:table-cell>
          <table:table-cell table:style-name="ce2" office:value-type="string">
            <text:p>Invoice</text:p>
          </table:table-cell>
          <table:table-cell table:style-name="ce2" office:value-type="string">
            <text:p>The document used to request payment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Fattura</text:p>
          </table:table-cell>
          <table:table-cell table:style-name="ce15" office:value-type="string">
            <text:p>Documento usato per richiedere il pagamento (di beni o servizi).</text:p>
          </table:table-cell>
          <table:table-cell table:style-name="ce26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Invoice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Versione UBL</text:p>
          </table:table-cell>
          <table:table-cell table:style-name="ce16" office:value-type="string">
            <text:p>La versione più recente dello schema UBL 2 per questo tipo documento che definisce tutti gli elementi che potrebbero essere presenti in questa istanz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Invoice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ersonalizzazione</text:p>
          </table:table-cell>
          <table:table-cell table:style-name="ce16" office:value-type="string">
            <text:p>Identifica una personalizzazione di UBL definita dall'utente per un uso specific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Invoice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rofilo</text:p>
          </table:table-cell>
          <table:table-cell table:style-name="ce16" office:value-type="string">
            <text:p>Identifica il profilo della personalizzazione di UBL usata.</text:p>
          </table:table-cell>
          <table:table-cell table:style-name="Default" table:number-columns-repeated="1016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3" office:value-type="string">
            <text:p>Invoice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Invoice assigned by the Creditor.</text:p>
          </table:table-cell>
          <table:table-cell table:style-name="ce3" office:value-type="float" office:value="1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</text:p>
          </table:table-cell>
          <table:table-cell table:style-name="ce16" office:value-type="string">
            <text:p>Un identificatore per la Fattura assegnato dal Creditore.</text:p>
          </table:table-cell>
          <table:table-cell table:style-name="Default" table:number-columns-repeated="1016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3" office:value-type="string">
            <text:p>Invoice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a document is a copy (true) or not (false)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ndicatore di Copia</text:p>
          </table:table-cell>
          <table:table-cell table:style-name="ce16" office:value-type="string">
            <text:p>Indica se un documento è (true) o non è (false) una copi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Invoice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6" office:value-type="string">
            <text:p>Un identificatore univoco universale per una istanza di questo ABI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Invoice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Creditor on which the Invoice was issued.</text:p>
          </table:table-cell>
          <table:table-cell table:style-name="ce3" office:value-type="float" office:value="1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Data Emissione</text:p>
          </table:table-cell>
          <table:table-cell table:style-name="ce16" office:value-type="string">
            <text:p>Data di emissione Fattura assegnata dal Creditor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Invoice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Creditor at which the Invoice was issu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Ora Emissione</text:p>
          </table:table-cell>
          <table:table-cell table:style-name="ce16" office:value-type="string">
            <text:p>Ora di emissione Fattura assegnata dal Creditore.</text:p>
          </table:table-cell>
          <table:table-cell table:style-name="Default" table:number-columns-repeated="1016"/>
        </table:table-row>
        <table:table-row table:style-name="ro6">
          <table:table-cell table:style-name="ce3" office:value-type="float" office:value="10">
            <text:p>10</text:p>
          </table:table-cell>
          <table:table-cell table:style-name="ce3" office:value-type="string">
            <text:p>Invoice. Invoice Type Code. Code</text:p>
          </table:table-cell>
          <table:table-cell table:style-name="ce3" office:value-type="string">
            <text:p>InvoiceTypeCode</text:p>
          </table:table-cell>
          <table:table-cell table:style-name="ce3" office:value-type="string">
            <text:p>Code specifying the type of the Invoi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Tipo Fattura</text:p>
          </table:table-cell>
          <table:table-cell table:style-name="ce16" office:value-type="string">
            <text:p>Identifica il tipo di Fattura con un codice.</text:p>
          </table:table-cell>
          <table:table-cell table:style-name="Default"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Invoice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Invoice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6" office:value-type="string">
            <text:p>Testo libero relativo alla Fattura. Può contenere note o altre informazioni non esplicitamente previste nella struttura del documento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office:value-type="string">
            <text:p>Invoice. Tax Point Date. Date</text:p>
          </table:table-cell>
          <table:table-cell table:style-name="ce3" office:value-type="string">
            <text:p>TaxPointDate</text:p>
          </table:table-cell>
          <table:table-cell table:style-name="ce3" office:value-type="string">
            <text:p>The date of the Invoice, used to indicate the point at which tax becomes applicabl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Data Scadenza Imposizione</text:p>
          </table:table-cell>
          <table:table-cell table:style-name="ce16" office:value-type="string">
            <text:p>La data della Fattura, usata per indicare il momento in cui l'imposta sarà applicabile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office:value-type="string">
            <text:p>Invoice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currency in which the Document is presented. This may be the same currency as the pricing or as the tax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Documento</text:p>
          </table:table-cell>
          <table:table-cell table:style-name="ce16" office:value-type="string">
            <text:p>La valuta in cui è presentato il Documento. Può essere la stessa del prezzo o delle imposte.</text:p>
          </table:table-cell>
          <table:table-cell table:style-name="Default" table:number-columns-repeated="1016"/>
        </table:table-row>
        <table:table-row table:style-name="ro6">
          <table:table-cell table:style-name="ce3" office:value-type="float" office:value="14">
            <text:p>14</text:p>
          </table:table-cell>
          <table:table-cell table:style-name="ce3" office:value-type="string">
            <text:p>Invoice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used for tax amounts in the Invoi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Imposta</text:p>
          </table:table-cell>
          <table:table-cell table:style-name="ce16" office:value-type="string">
            <text:p>La valuta utilizzata per le imposte nella Fattur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Invoice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used for prices in the Invoi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Prezzi</text:p>
          </table:table-cell>
          <table:table-cell table:style-name="ce16" office:value-type="string">
            <text:p>La valuta utilizzata per i prezzi nella Fattur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Invoice. Payment_ Currency Code. Code</text:p>
          </table:table-cell>
          <table:table-cell table:style-name="ce3" office:value-type="string">
            <text:p>PaymentCurrencyCode</text:p>
          </table:table-cell>
          <table:table-cell table:style-name="ce3" office:value-type="string">
            <text:p>The currency used for payment in the Invoi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Pagamento</text:p>
          </table:table-cell>
          <table:table-cell table:style-name="ce16" office:value-type="string">
            <text:p>La valuta utilizzata per il pagamento nella Fattur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string">
            <text:p>Invoice. Payment Alternative_ Currency Code. Code</text:p>
          </table:table-cell>
          <table:table-cell table:style-name="ce3" office:value-type="string">
            <text:p>PaymentAlternativeCurrencyCode</text:p>
          </table:table-cell>
          <table:table-cell table:style-name="ce3" office:value-type="string">
            <text:p>The alternative currency used for payment in the Invoi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di Pagamento Alternativa</text:p>
          </table:table-cell>
          <table:table-cell table:style-name="ce16" office:value-type="string">
            <text:p>La valuta alternativa utilizzata per il pagamento nella Fattur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Invoice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Invoice as a whol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Conto Contabile</text:p>
          </table:table-cell>
          <table:table-cell table:style-name="ce16" office:value-type="string">
            <text:p>Il Codice Conto Contabile dell'Acquirente applicato all'intera Fattura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Invoice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st centre applied to the Invoice as a whole, expressed as tex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entro di Costo</text:p>
          </table:table-cell>
          <table:table-cell table:style-name="ce24" office:value-type="string">
            <text:p>Il Centro di Costo contabile dell'Acquirente applicato all'intera Fattura, espresso come testo.</text:p>
          </table:table-cell>
          <table:table-cell table:style-name="Default" table:number-columns-repeated="1016"/>
        </table:table-row>
        <table:table-row table:style-name="ro6">
          <table:table-cell table:style-name="ce3" office:value-type="float" office:value="20">
            <text:p>20</text:p>
          </table:table-cell>
          <table:table-cell table:style-name="ce3" office:value-type="string">
            <text:p>Invoice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Totale Righe</text:p>
          </table:table-cell>
          <table:table-cell table:style-name="ce16" office:value-type="string">
            <text:p>Numero di righe nel documento.</text:p>
          </table:table-cell>
          <table:table-cell table:style-name="Default" table:number-columns-repeated="1016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Invoice. Invoice_ Period. Period</text:p>
          </table:table-cell>
          <table:table-cell office:value-type="string">
            <text:p>InvoicePeriod</text:p>
          </table:table-cell>
          <table:table-cell office:value-type="string">
            <text:p>An association to period(s) to which the Invoice applie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iodo Fatturazione</text:p>
          </table:table-cell>
          <table:table-cell office:value-type="string">
            <text:p>Associazione al Periodo/i al quale la fattura si riferisce.</text:p>
          </table:table-cell>
          <table:table-cell table:number-columns-repeated="1016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Invoice. Order Reference</text:p>
          </table:table-cell>
          <table:table-cell office:value-type="string">
            <text:p>OrderReference</text:p>
          </table:table-cell>
          <table:table-cell office:value-type="string">
            <text:p>An association to Order Referenc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if.to Ordine</text:p>
          </table:table-cell>
          <table:table-cell office:value-type="string">
            <text:p>Associazione (riferimento) ad un Ordine collegato.</text:p>
          </table:table-cell>
          <table:table-cell table:number-columns-repeated="1016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Invoice. Billing Reference</text:p>
          </table:table-cell>
          <table:table-cell office:value-type="string">
            <text:p>BillingReference</text:p>
          </table:table-cell>
          <table:table-cell office:value-type="string">
            <text:p>An association to Billing Referen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Fatturazione</text:p>
          </table:table-cell>
          <table:table-cell office:value-type="string">
            <text:p>Associazione al Rif.to Fatturazione.</text:p>
          </table:table-cell>
          <table:table-cell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Invoice. Despatch_ Document Reference. Document Reference</text:p>
          </table:table-cell>
          <table:table-cell office:value-type="string">
            <text:p>DespatchDocumentReference</text:p>
          </table:table-cell>
          <table:table-cell office:value-type="string">
            <text:p>An associative reference to Despatch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Avviso di Spedizione</text:p>
          </table:table-cell>
          <table:table-cell office:value-type="string">
            <text:p>Associazione (riferimento) all'Avviso di Spedizione.</text:p>
          </table:table-cell>
          <table:table-cell table:number-columns-repeated="1016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Invoice. Receipt_ Document Reference. Document Reference</text:p>
          </table:table-cell>
          <table:table-cell office:value-type="string">
            <text:p>ReceiptDocumentReference</text:p>
          </table:table-cell>
          <table:table-cell office:value-type="string">
            <text:p>An associative reference to Receipt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Avviso di Ricevimento</text:p>
          </table:table-cell>
          <table:table-cell office:value-type="string">
            <text:p>Associazione (riferimento) all'Avviso Ricevimento.</text:p>
          </table:table-cell>
          <table:table-cell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Invoice. Originator_ Document Reference. Document Reference</text:p>
          </table:table-cell>
          <table:table-cell office:value-type="string">
            <text:p>OriginatorDocumentReference</text:p>
          </table:table-cell>
          <table:table-cell office:value-type="string">
            <text:p>An associative reference to Originator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Documento Originatore</text:p>
          </table:table-cell>
          <table:table-cell office:value-type="string">
            <text:p>Associazione (riferimento) al Documento Originatore.</text:p>
          </table:table-cell>
          <table:table-cell table:number-columns-repeated="1016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Invoice. Contract_ Document Reference. Document Reference</text:p>
          </table:table-cell>
          <table:table-cell office:value-type="string">
            <text:p>ContractDocumentReference</text:p>
          </table:table-cell>
          <table:table-cell office:value-type="string">
            <text:p>An associative reference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Contratto</text:p>
          </table:table-cell>
          <table:table-cell office:value-type="string">
            <text:p>Associazione (riferimento) al Contratto.</text:p>
          </table:table-cell>
          <table:table-cell table:number-columns-repeated="1016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Invoice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Documento Addizionale</text:p>
          </table:table-cell>
          <table:table-cell office:value-type="string">
            <text:p>Associazione (riferimento) a Documento Addizionale.</text:p>
          </table:table-cell>
          <table:table-cell table:number-columns-repeated="1016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Invoice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sociazione alla Firma.</text:p>
          </table:table-cell>
          <table:table-cell table:number-columns-repeated="1016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Invoice. Accounting_ Supplier Party. Supplier Party</text:p>
          </table:table-cell>
          <table:table-cell office:value-type="string">
            <text:p>AccountingSupplierParty</text:p>
          </table:table-cell>
          <table:table-cell office:value-type="string">
            <text:p>An association to the Accounting Suppli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Fornitore Contabile</text:p>
          </table:table-cell>
          <table:table-cell office:value-type="string">
            <text:p>Associazione alla Parte Fornitore in Contabilità.</text:p>
          </table:table-cell>
          <table:table-cell table:number-columns-repeated="1016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Invoice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Custom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Cliente Contabile</text:p>
          </table:table-cell>
          <table:table-cell office:value-type="string">
            <text:p>Associazione alla Parte Cliente in Contabilità.</text:p>
          </table:table-cell>
          <table:table-cell table:number-columns-repeated="1016"/>
        </table:table-row>
        <table:table-row table:style-name="ro6">
          <table:table-cell office:value-type="float" office:value="32">
            <text:p>32</text:p>
          </table:table-cell>
          <table:table-cell office:value-type="string">
            <text:p>Invoice. Payee_ Party. Party</text:p>
          </table:table-cell>
          <table:table-cell office:value-type="string">
            <text:p>PayeeParty</text:p>
          </table:table-cell>
          <table:table-cell office:value-type="string">
            <text:p>An association to the Paye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Beneficiario Pagamento</text:p>
          </table:table-cell>
          <table:table-cell office:value-type="string">
            <text:p>Associazione al Beneficiario del Pagamento.</text:p>
          </table:table-cell>
          <table:table-cell table:number-columns-repeated="1016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Invoice. Buyer_ Customer Party. Customer Party</text:p>
          </table:table-cell>
          <table:table-cell office:value-type="string">
            <text:p>BuyerCustomerParty</text:p>
          </table:table-cell>
          <table:table-cell office:value-type="string">
            <text:p>An association to the Buy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Acquirente</text:p>
          </table:table-cell>
          <table:table-cell office:value-type="string">
            <text:p>Associazione all'Acquirente.</text:p>
          </table:table-cell>
          <table:table-cell table:number-columns-repeated="1016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Invoice. Seller_ Supplier Party. Supplier Party</text:p>
          </table:table-cell>
          <table:table-cell office:value-type="string">
            <text:p>SellerSupplierParty</text:p>
          </table:table-cell>
          <table:table-cell office:value-type="string">
            <text:p>An association to the Sell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Venditore</text:p>
          </table:table-cell>
          <table:table-cell office:value-type="string">
            <text:p>Associazione al Venditore.</text:p>
          </table:table-cell>
          <table:table-cell table:number-columns-repeated="1016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Invoice. Tax Representative_ Party. Party</text:p>
          </table:table-cell>
          <table:table-cell office:value-type="string">
            <text:p>TaxRepresentativeParty</text:p>
          </table:table-cell>
          <table:table-cell office:value-type="string">
            <text:p>An association to the Tax Representativ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appresentante Fiscale</text:p>
          </table:table-cell>
          <table:table-cell office:value-type="string">
            <text:p>Associazione al Rappresentante Fiscale.</text:p>
          </table:table-cell>
          <table:table-cell table:number-columns-repeated="1016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Invoice. Delivery</text:p>
          </table:table-cell>
          <table:table-cell office:value-type="string">
            <text:p>Delivery</text:p>
          </table:table-cell>
          <table:table-cell office:value-type="string">
            <text:p>An association to Delivery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Consegna</text:p>
          </table:table-cell>
          <table:table-cell office:value-type="string">
            <text:p>Associazione al documento di Consegna.</text:p>
          </table:table-cell>
          <table:table-cell table:number-columns-repeated="1016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Invoice. Delivery Terms</text:p>
          </table:table-cell>
          <table:table-cell office:value-type="string">
            <text:p>DeliveryTerms</text:p>
          </table:table-cell>
          <table:table-cell office:value-type="string">
            <text:p>An association to Delivery Terms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ermini di Consegna</text:p>
          </table:table-cell>
          <table:table-cell office:value-type="string">
            <text:p>Associazione ai Termini di Consegna.</text:p>
          </table:table-cell>
          <table:table-cell table:number-columns-repeated="1016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Invoice. Payment Means</text:p>
          </table:table-cell>
          <table:table-cell office:value-type="string">
            <text:p>PaymentMeans</text:p>
          </table:table-cell>
          <table:table-cell office:value-type="string">
            <text:p>An association to Payment Mean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Modalità di Pagamento</text:p>
          </table:table-cell>
          <table:table-cell office:value-type="string">
            <text:p>Associazione alle Modalità di Pagamento.</text:p>
          </table:table-cell>
          <table:table-cell table:number-columns-repeated="1016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Invoice. Payment Terms</text:p>
          </table:table-cell>
          <table:table-cell office:value-type="string">
            <text:p>PaymentTerms</text:p>
          </table:table-cell>
          <table:table-cell office:value-type="string">
            <text:p>An association to Payment Term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ermini di Pagamento</text:p>
          </table:table-cell>
          <table:table-cell office:value-type="string">
            <text:p>Associazione ai Termini di Pagamento.</text:p>
          </table:table-cell>
          <table:table-cell table:number-columns-repeated="1016"/>
        </table:table-row>
        <table:table-row table:style-name="ro6">
          <table:table-cell office:value-type="float" office:value="40">
            <text:p>40</text:p>
          </table:table-cell>
          <table:table-cell office:value-type="string">
            <text:p>Invoice. Prepaid_ Payment. Payment</text:p>
          </table:table-cell>
          <table:table-cell office:value-type="string">
            <text:p>PrepaidPayment</text:p>
          </table:table-cell>
          <table:table-cell office:value-type="string">
            <text:p>An association to prepaid payment(s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agamento Anticipato</text:p>
          </table:table-cell>
          <table:table-cell office:value-type="string">
            <text:p>Associazione ad uno o più pagamenti anticipati.</text:p>
          </table:table-cell>
          <table:table-cell table:number-columns-repeated="1016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Invoice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to Allowances and Charges that apply to the Invoic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Abbuono / Addebito</text:p>
          </table:table-cell>
          <table:table-cell office:value-type="string">
            <text:p>Associazione agli Abbuoni e Addebiti che si applicano all'intera Fattura.</text:p>
          </table:table-cell>
          <table:table-cell table:number-columns-repeated="1016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Invoice. Tax_ Exchange Rate. Exchange Rate</text:p>
          </table:table-cell>
          <table:table-cell office:value-type="string">
            <text:p>TaxExchangeRate</text:p>
          </table:table-cell>
          <table:table-cell office:value-type="string">
            <text:p>An association to Exchange Rate between the Document Currency and the Tax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Imposta</text:p>
          </table:table-cell>
          <table:table-cell office:value-type="string">
            <text:p>Associazione al Tasso di Cambio tra la Valuta Documento e quella delle Imposte.</text:p>
          </table:table-cell>
          <table:table-cell table:number-columns-repeated="1016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Invoice. Pricing_ Exchange Rate. Exchange Rate</text:p>
          </table:table-cell>
          <table:table-cell office:value-type="string">
            <text:p>PricingExchangeRate</text:p>
          </table:table-cell>
          <table:table-cell office:value-type="string">
            <text:p>An association to Exchange Rate between the Document Currency and the Pricing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Prezzi</text:p>
          </table:table-cell>
          <table:table-cell office:value-type="string">
            <text:p>Associazione al Tasso di Cambio tra la Valuta del Documento e quella del Prezzo formulato.</text:p>
          </table:table-cell>
          <table:table-cell table:number-columns-repeated="1016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Invoice. Payment_ Exchange Rate. Exchange Rate</text:p>
          </table:table-cell>
          <table:table-cell office:value-type="string">
            <text:p>PaymentExchangeRate</text:p>
          </table:table-cell>
          <table:table-cell office:value-type="string">
            <text:p>An association to Exchange Rate between the Document Currency and the Payment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Pagamento</text:p>
          </table:table-cell>
          <table:table-cell office:value-type="string">
            <text:p>Associazione al Tasso di Cambio tra la Valuta del Documento e quella del Pagamento.</text:p>
          </table:table-cell>
          <table:table-cell table:number-columns-repeated="1016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Invoice. Payment Alternative_ Exchange Rate. Exchange Rate</text:p>
          </table:table-cell>
          <table:table-cell office:value-type="string">
            <text:p>PaymentAlternativeExchangeRate</text:p>
          </table:table-cell>
          <table:table-cell office:value-type="string">
            <text:p>An association to Exchange Rate between the Document Currency and the Payment Alternative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di Pagamento Alternativo</text:p>
          </table:table-cell>
          <table:table-cell office:value-type="string">
            <text:p>Associazione al Tasso di Cambio tra la Valuta del Documento e la Valuta Alternativa del Pagamento.</text:p>
          </table:table-cell>
          <table:table-cell table:number-columns-repeated="1016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Invoice. Tax Total</text:p>
          </table:table-cell>
          <table:table-cell office:value-type="string">
            <text:p>TaxTotal</text:p>
          </table:table-cell>
          <table:table-cell office:value-type="string">
            <text:p>An association to tax total for specific tax types/rate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e Imposte</text:p>
          </table:table-cell>
          <table:table-cell office:value-type="string">
            <text:p>Associazione al Totale Imposte per specifiche tipologie di imposta/aliquote.</text:p>
          </table:table-cell>
          <table:table-cell table:number-columns-repeated="1016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Invoice. Legal_ Monetary Total. Monetary Total</text:p>
          </table:table-cell>
          <table:table-cell office:value-type="string">
            <text:p>LegalMonetaryTotal</text:p>
          </table:table-cell>
          <table:table-cell office:value-type="string">
            <text:p>An association to the legally binding total amount payable on the Invoice, including Allowances, Charges, and Taxes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Totale Fattura</text:p>
          </table:table-cell>
          <table:table-cell table:style-name="ce25" office:value-type="string">
            <text:p>Associazione al totale a debito previsto per legge nella Fattura, inclusivo di Abbuoni, Addebiti ed Imposte.</text:p>
          </table:table-cell>
          <table:table-cell table:number-columns-repeated="1016"/>
        </table:table-row>
        <table:table-row table:style-name="ro6">
          <table:table-cell office:value-type="float" office:value="48">
            <text:p>48</text:p>
          </table:table-cell>
          <table:table-cell office:value-type="string">
            <text:p>Invoice. Invoice Line</text:p>
          </table:table-cell>
          <table:table-cell office:value-type="string">
            <text:p>InvoiceLine</text:p>
          </table:table-cell>
          <table:table-cell office:value-type="string">
            <text:p>An association to one or more Invoice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Riga Fattura</text:p>
          </table:table-cell>
          <table:table-cell office:value-type="string">
            <text:p>Associazione ad una o più Righe di Fattura.</text:p>
          </table:table-cell>
          <table:table-cell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Invoice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1:02</dc:date>
    <meta:document-statistic meta:table-count="1" meta:cell-count="395" meta:object-count="0"/>
    <meta:generator>OpenOffice.org/3.0$Win32 OpenOffice.org_project/300m9$Build-9358</meta:generator>
  </office:meta>
</office:document-meta>
</file>